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Roboto" svg:font-family="Roboto, Open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fo:language="ru" fo:country="RU" officeooo:rsid="000032a6" officeooo:paragraph-rsid="000032a6"/>
    </style:style>
    <style:style style:name="P4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officeooo:paragraph-rsid="000032a6"/>
    </style:style>
    <style:style style:name="T1" style:family="text">
      <style:text-properties officeooo:rsid="000032a6"/>
    </style:style>
    <style:style style:name="T2" style:family="text">
      <style:text-properties officeooo:rsid="000178cb"/>
    </style:style>
    <style:style style:name="T3" style:family="text">
      <style:text-properties fo:language="en" fo:country="US" officeooo:rsid="000178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b-apteka.ru/" text:style-name="Internet_20_link" text:visited-style-name="Visited_20_Internet_20_Link"><text:span text:style-name="T1">b-apteka.ru</text:span></text:a> — федеральная интернет-аптека.</text:p>
      <text:p text:style-name="P2"/>
      <text:p text:style-name="P2">«Бережная аптека» – сервис, позволяющий заказать лекарства через интернет. В онлайн-каталоге представлен большой выбор медикаментов с подробным описанием и инструкциями по применению.</text:p>
      <text:p text:style-name="P3">Отличие от интернет-магазинов, нет возможности «купить», можно только «заказать».</text:p>
      <text:p text:style-name="P3">Согласно законодательству РФ, дистанционная продажа медикаментов не допускается. Выкупить заказ можно только в аптеке, расплатившись при получении любым удобным способом – наличными или банковской картой.</text:p>
      <text:p text:style-name="P4"/>
      <text:p text:style-name="P4"/>
      <text:p text:style-name="P3">Данная база данных представляет собой пример организации интернет-аптеки. В базе хранится информация <text:span text:style-name="T2">о наличии товаров </text:span><text:span text:style-name="T3">(stocks) </text:span><text:span text:style-name="T2">в разных аптеках, а также о заказах товаров (</text:span><text:span text:style-name="T3">orders)</text:span><text:span text:style-name="T2">, и из статусах. Также в базе хранятся классификация товаров по категориям и по другим параметра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Roboto" svg:font-family="Roboto, Open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2-27T23:16:57.776000000</dc:date>
    <dc:creator>Андрей Николаевич Корягин</dc:creator>
    <meta:editing-duration>PT5M27S</meta:editing-duration>
    <meta:editing-cycles>2</meta:editing-cycles>
    <meta:document-statistic meta:table-count="0" meta:image-count="0" meta:object-count="0" meta:page-count="1" meta:paragraph-count="5" meta:word-count="97" meta:character-count="788" meta:non-whitespace-character-count="693"/>
  </office:meta>
</office:document-meta>
</file>